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HUARI, OLGA</text:p>
            <text:p text:style-name="P5"><text:span text:style-name="T15">Dni</text:span><text:span text:style-name="T14">:4624602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29268042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HUARI, OLG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24602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4 - Trans. Aer. Caja Gallinas Ponedoras</text:p>
          </table:table-cell>
          <table:table-cell table:style-name="Tableau1.A2" office:value-type="string">
            <text:p text:style-name="P18">52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312</text:p>
            <text:p text:style-name="P16"/>
          </table:table-cell>
        </table:table-row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52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52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7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3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41264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WILSON VEGA</text:span></text:p>
          </table:table-cell>
          <table:table-cell table:style-name="Tabla5.A2" office:value-type="string">
            <text:p text:style-name="P1"><text:span text:style-name="T4">GALLINA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>WILSON VEGA</text:span></text:p>
          </table:table-cell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42:4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